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2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2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13d72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8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style:font-name="Liberation Sans"/>
    </style:style>
    <style:style style:name="P43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4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6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P57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58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5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6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4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15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6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7" style:family="text">
      <style:text-properties style:font-name-complex="Mangal"/>
    </style:style>
    <style:style style:name="T18" style:family="text">
      <style:text-properties officeooo:rsid="007e0104" style:font-name-complex="Mangal"/>
    </style:style>
    <style:style style:name="T19" style:family="text">
      <style:text-properties officeooo:rsid="00289a3a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style:font-name="Liberation Sans" fo:font-size="10pt"/>
    </style:style>
    <style:style style:name="T22" style:family="text">
      <style:text-properties style:font-name="Liberation Sans" fo:font-size="14pt" fo:font-style="normal" fo:font-weight="bold" officeooo:rsid="007e010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6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6"/>
          </table:table-cell>
          <table:table-cell table:style-name="Table1.A1" office:value-type="string">
            <text:p text:style-name="P2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0"><text:span text:style-name="T3">Address: </text:span><text:span text:style-name="T9"><text:placeholder text:placeholder-type="text">&lt;display_address(o.company_id.partner_id)&gt;</text:placeholder></text:span></text:p>
            <text:p text:style-name="P26"><text:span text:style-name="T15"><text:placeholder text:placeholder-type="text">&lt;o.company_id.tin_label or 'TIN'&gt;</text:placeholder></text:span><text:span text:style-name="T15">: </text:span><text:span text:style-name="T13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1">Invoice <text:span text:style-name="T20">No </text:span><text:span text:style-name="T15"><text:placeholder text:placeholder-type="text">&lt;o.name or ''&gt;</text:placeholder></text:span></text:p>
            <text:p text:style-name="P17">Contains <text:page-count>1</text:page-count> page(s)</text:p>
          </table:table-cell>
          <table:table-cell table:style-name="Table1.A3" table:number-rows-spanned="2" office:value-type="string">
            <text:p text:style-name="P17"/>
          </table:table-cell>
          <table:table-cell table:style-name="Table1.A1" office:value-type="string">
            <text:p text:style-name="P22"><text:span text:style-name="T3">Phone:<text:tab/></text:span><text:span text:style-name="T13"><text:placeholder text:placeholder-type="text">&lt;o.company_id.partner_id.phone or ''&gt;</text:placeholder></text:span><text:span text:style-name="T14"> </text:span><text:line-break/><text:span text:style-name="T3">Fax:<text:tab/></text:span><text:span text:style-name="T13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2"><text:span text:style-name="T3">Email:<text:tab/></text:span><text:span text:style-name="T13"><text:placeholder text:placeholder-type="text">&lt;o.company_id.partner_id.email or ''&gt;</text:placeholder></text:span><text:line-break/><text:span text:style-name="T3">Web:<text:tab/></text:span><text:span text:style-name="T13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7">Bill To: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7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3"><text:placeholder text:placeholder-type="text">&lt;o.partner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8"><text:span text:style-name="T3">Address:<text:tab/></text:span><text:span text:style-name="T9"><text:placeholder text:placeholder-type="text">&lt;get_street(o.partner_invoice_id)&gt;</text:placeholder></text:span><text:span text:style-name="T7"><text:line-break/><text:tab/></text:span><text:span text:style-name="T9"><text:placeholder text:placeholder-type="text">&lt;get_street2(o.partner_invoice_id)&gt;</text:placeholder></text:span><text:span text:style-name="T7"><text:line-break/><text:tab/></text:span><text:span text:style-name="T9"><text:placeholder text:placeholder-type="text">&lt;get_address(o.partner_invoice_id)&gt;</text:placeholder></text:span><text:span text:style-name="T7"><text:line-break/><text:tab/></text:span><text:span text:style-name="T9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<text:span text:style-name="T3">Address:<text:tab/></text:span><text:span text:style-name="T9"><text:placeholder text:placeholder-type="text">&lt;get_street(o.partner_shipping_id)&gt;</text:placeholder></text:span><text:span text:style-name="T6"><text:line-break/></text:span><text:span text:style-name="T8"><text:tab/></text:span><text:span text:style-name="T9"><text:placeholder text:placeholder-type="text">&lt;get_street2(o.partner_shipping_id)&gt;</text:placeholder></text:span><text:span text:style-name="T6"><text:line-break/></text:span><text:span text:style-name="T8"><text:tab/></text:span><text:span text:style-name="T9"><text:placeholder text:placeholder-type="text">&lt;get_address(o.partner_shipping_id)&gt;</text:placeholder></text:span><text:span text:style-name="T6"><text:line-break/></text:span><text:span text:style-name="T8"><text:tab/></text:span><text:span text:style-name="T10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3">Phone:<text:tab/></text:span><text:span text:style-name="T13"><text:placeholder text:placeholder-type="text">&lt;o.partner_invoice_id.phone or ''&gt;</text:placeholder></text:span><text:line-break/><text:span text:style-name="T3">Fax:<text:tab/></text:span><text:span text:style-name="T13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4"><text:span text:style-name="T3">Phone:<text:tab/></text:span><text:span text:style-name="T13"><text:placeholder text:placeholder-type="text">&lt;o.partner_shipping_id.phone or ''&gt;</text:placeholder></text:span><text:line-break/><text:span text:style-name="T3">Fax:<text:tab/></text:span><text:span text:style-name="T13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3">Email:<text:tab/></text:span><text:span text:style-name="T13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4"><text:span text:style-name="T3">Email:<text:tab/></text:span><text:span text:style-name="T13"><text:placeholder text:placeholder-type="text">&lt;o.partner_shipping_id.email or ''&gt;</text:placeholder></text:span></text:p>
          </table:table-cell>
        </table:table-row>
      </table:table>
      <text:p text:style-name="P7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4"><text:span text:style-name="T2">Invoice date:</text:span> <text:span text:style-name="T5"><text:placeholder text:placeholder-type="text">&lt;o.date_order or ''&gt;</text:placeholder></text:span><text:line-break/><text:span text:style-name="T2">Delivery date:</text:span> <text:s/><text:span text:style-name="T5"><text:placeholder text:placeholder-type="text">&lt;o.shipping_date or ''&gt;</text:placeholder></text:span></text:p></table:table-cell><table:table-cell table:style-name="Table2.A1" office:value-type="string"><text:p text:style-name="P13"/></table:table-cell><table:table-cell table:style-name="Table2.A1" office:value-type="string"><text:p text:style-name="P15"><text:span text:style-name="T2">Order number:</text:span> <text:span text:style-name="T5"><text:placeholder text:placeholder-type="text">&lt;o.tracking_number or ''&gt;</text:placeholder></text:span><text:line-break/><text:span text:style-name="T2">Payment:</text:span> <text:span text:style-name="T5"><text:placeholder text:placeholder-type="text">&lt;o.payment_term.name or ''&gt;</text:placeholder></text:span></text:p></table:table-cell><table:table-cell table:style-name="Table2.D1" office:value-type="string"><text:p text:style-name="P13"/></table:table-cell><table:table-cell table:style-name="Table2.E1" office:value-type="string"><text:p text:style-name="P15"><text:span text:style-name="T2">Ship via: </text:span><text:span text:style-name="T5"><text:placeholder text:placeholder-type="text">&lt;o.carrier_id.name or ''&gt;</text:placeholder></text:span><text:line-break/><text:span text:style-name="T2">Tracking #:</text:span> <text:span text:style-name="T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9">Qty.</text:p>
            </table:table-cell>
            <table:table-cell table:style-name="Table5.A1" office:value-type="string">
              <text:p text:style-name="P9">Item Code</text:p>
            </table:table-cell>
            <table:table-cell table:style-name="Table5.C1" office:value-type="string">
              <text:p text:style-name="P10">Item Description</text:p>
            </table:table-cell>
            <table:table-cell table:style-name="Table5.D1" table:number-columns-spanned="2" office:value-type="string">
              <text:p text:style-name="P10">Price per</text:p>
              <text:p text:style-name="P10">Unit</text:p>
            </table:table-cell>
            <table:covered-table-cell/>
            <table:table-cell table:style-name="Table5.A1" office:value-type="string">
              <text:p text:style-name="P9">Discount</text:p>
            </table:table-cell>
            <table:table-cell table:style-name="Table5.A1" office:value-type="string">
              <text:p text:style-name="P9">Amount</text:p>
            </table:table-cell>
            <table:table-cell table:style-name="Table5.A1" office:value-type="string">
              <text:p text:style-name="P9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11"/>
          </table:table-cell>
          <table:table-cell table:style-name="Table5.E2" office:value-type="string">
            <text:p text:style-name="P7"/>
          </table:table-cell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42"/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3" table:number-columns-spanned="8" office:value-type="string">
            <text:p text:style-name="P43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4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4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7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0"><text:placeholder text:placeholder-type="text">&lt;formatLang(l.discount)&gt;</text:placeholder>%</text:p>
          </table:table-cell>
          <table:table-cell table:style-name="Table5.B4" office:value-type="string">
            <text:p text:style-name="P45"><text:span text:style-name="T17"><text:s text:c="2"/></text:span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8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draw:custom-shape text:anchor-type="paragraph" draw:z-index="2" draw:name="Text Box 2" draw:style-name="gr1" draw:text-style-name="P61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811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8">Customs HS Code: <text:span text:style-name="T9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9">Total Pre-Tax Purchase:</text:p></table:table-cell><table:table-cell table:style-name="Table3.A1" office:value-type="string"><text:p text:style-name="P51"><text:span text:style-name="T13"><text:placeholder text:placeholder-type="text">&lt;o.currency_id.name or ''&gt;</text:placeholder></text:span><text:span text:style-name="T13"> <text:s/></text:span><text:span text:style-name="T13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Freight Charges:</text:p></table:table-cell><table:table-cell table:style-name="Table3.A2" office:value-type="string"><text:p text:style-name="P52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Tax Applied:</text:p></table:table-cell><table:table-cell table:style-name="Table3.A2" office:value-type="string"><text:p text:style-name="P53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<text:span text:style-name="T19">Total </text:span>Amount:</text:p></table:table-cell><table:table-cell table:style-name="Table3.A2" office:value-type="string"><text:p text:style-name="P54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57"><text:bookmark text:name="docs-internal-guid-b32ac062-bbdb-d414-07ec-b9a2cd11c944"/><text:span text:style-name="T24">Amount Paid</text:span><text:span text:style-name="T21">:</text:span></text:p></table:table-cell><table:table-cell table:style-name="Table3.A2" office:value-type="string"><text:p text:style-name="P54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30">Amount Now Payable:</text:p></table:table-cell><table:table-cell table:style-name="Table3.A2" office:value-type="string"><text:p text:style-name="P55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balance)&gt;</text:placeholder></text:span></text:p></table:table-cell></table:table-row><table:table-row table:style-name="Table3.7"><table:table-cell table:style-name="Table3.A7" table:number-columns-spanned="5" office:value-type="string"><text:p text:style-name="P32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4">Bank:<text:tab/><text:span text:style-name="T11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5"><text:span text:style-name="T3">SWIFT Code:<text:tab/></text:span><text:span text:style-name="T4"><text:line-break/></text:span><text:span text:style-name="T3">Bank Code:</text:span></text:p></table:table-cell><table:table-cell table:style-name="Table3.B9" office:value-type="string"><text:p text:style-name="P39"><text:placeholder text:placeholder-type="text">&lt;o.company_id.bank_ids and o.company_id.bank_ids[0].swift_code or ''&gt;</text:placeholder></text:p><text:p text:style-name="P25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6"><text:span text:style-name="T3">Bank Address:<text:tab/></text:span><text:span text:style-name="T9"><text:placeholder text:placeholder-type="text">&lt;o.company_id.bank_ids and get_street(o.company_id.bank_ids[0].bank) or ''&gt;</text:placeholder></text:span><text:span text:style-name="T9">, </text:span><text:span text:style-name="T9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3">Account Number:</text:p><text:p text:style-name="P33">Account Name:</text:p></table:table-cell><table:table-cell table:style-name="Table3.B10" office:value-type="string"><text:p text:style-name="P40"><text:placeholder text:placeholder-type="text">&lt;o.company_id.bank_ids and o.company_id.bank_ids[0].acc_number or ''&gt;</text:placeholder></text:p><text:p text:style-name="P41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7"><text:tab/>*<text:tab/>Note:<text:tab/>To avoid delays, please ensure the full amount is transferred without deduction of bank fees.</text:p><text:p text:style-name="P38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4</meta:editing-cycles>
    <meta:print-date>2015-06-22T15:54:00</meta:print-date>
    <meta:creation-date>2015-06-23T08:43:00</meta:creation-date>
    <dc:date>2015-07-24T00:02:51.290182749</dc:date>
    <dc:language>en-CA</dc:language>
    <meta:editing-duration>PT1H27M48S</meta:editing-duration>
    <meta:generator>LibreOffice/4.4.2.2$Linux_X86_64 LibreOffice_project/40m0$Build-2</meta:generator>
    <meta:document-statistic meta:table-count="5" meta:image-count="1" meta:object-count="0" meta:page-count="1" meta:paragraph-count="64" meta:word-count="282" meta:character-count="2950" meta:non-whitespace-character-count="27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